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26e14b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72255e"/>
    </style:style>
    <style:style style:name="P63" style:family="paragraph" style:parent-style-name="Footnote">
      <style:text-properties officeooo:paragraph-rsid="0e81bf91"/>
    </style:style>
    <style:style style:name="P64" style:family="paragraph" style:parent-style-name="Footnote">
      <style:text-properties officeooo:paragraph-rsid="0e9381e6"/>
    </style:style>
    <style:style style:name="P65" style:family="paragraph" style:parent-style-name="Footnote">
      <style:text-properties officeooo:paragraph-rsid="0ead3525"/>
    </style:style>
    <style:style style:name="P66" style:family="paragraph" style:parent-style-name="Footnote">
      <style:text-properties officeooo:paragraph-rsid="0f01ec83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41fd77"/>
    </style:style>
    <style:style style:name="P69" style:family="paragraph" style:parent-style-name="Standard">
      <style:text-properties officeooo:paragraph-rsid="0f430ec2"/>
    </style:style>
    <style:style style:name="P70" style:family="paragraph" style:parent-style-name="Standard">
      <style:text-properties officeooo:paragraph-rsid="0f4d8759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f5f1cf7"/>
    </style:style>
    <style:style style:name="P73" style:family="paragraph" style:parent-style-name="Standard">
      <style:paragraph-properties fo:text-align="center" style:justify-single-word="false"/>
      <style:text-properties officeooo:paragraph-rsid="0eb4913f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0cb27039"/>
    </style:style>
    <style:style style:name="P81" style:family="paragraph" style:parent-style-name="Standard">
      <style:text-properties officeooo:paragraph-rsid="0ea9445c"/>
    </style:style>
    <style:style style:name="P82" style:family="paragraph" style:parent-style-name="Standard">
      <style:text-properties officeooo:paragraph-rsid="0f449ce3"/>
    </style:style>
    <style:style style:name="P83" style:family="paragraph" style:parent-style-name="Standard">
      <style:text-properties officeooo:paragraph-rsid="0d2e61eb"/>
    </style:style>
    <style:style style:name="P84" style:family="paragraph" style:parent-style-name="Standard">
      <style:text-properties officeooo:paragraph-rsid="0f4eeba0"/>
    </style:style>
    <style:style style:name="P85" style:family="paragraph" style:parent-style-name="Footnote">
      <style:text-properties officeooo:paragraph-rsid="0f851529"/>
    </style:style>
    <style:style style:name="P86" style:family="paragraph" style:parent-style-name="Footnote">
      <style:text-properties officeooo:paragraph-rsid="0f8b89b4"/>
    </style:style>
    <style:style style:name="P87" style:family="paragraph" style:parent-style-name="Footnote">
      <style:text-properties officeooo:paragraph-rsid="0f92b562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Standard">
      <style:text-properties officeooo:paragraph-rsid="0f9ce6c3"/>
    </style:style>
    <style:style style:name="P90" style:family="paragraph" style:parent-style-name="Standard">
      <style:text-properties officeooo:paragraph-rsid="0f9ee08e"/>
    </style:style>
    <style:style style:name="P91" style:family="paragraph" style:parent-style-name="Footnote">
      <style:text-properties officeooo:paragraph-rsid="102291f9"/>
    </style:style>
    <style:style style:name="P92" style:family="paragraph" style:parent-style-name="Standard">
      <style:text-properties officeooo:paragraph-rsid="0fa18f06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96fcb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4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42" style:family="text">
      <style:text-properties fo:color="#000000" loext:opacity="100%" style:font-name="Liberation Sans" fo:font-size="12pt" style:font-size-asian="12pt" style:font-size-complex="12pt"/>
    </style:style>
    <style:style style:name="T24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4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4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4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7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7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7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7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8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8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8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8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8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8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" officeooo:rsid="047da547"/>
    </style:style>
    <style:style style:name="T2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fa41301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officeooo:rsid="0fa4130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style:use-window-font-color="true" loext:opacity="0%" style:font-name="Liberation Sans" officeooo:rsid="0efd8e5c"/>
    </style:style>
    <style:style style:name="T322" style:family="text">
      <style:text-properties officeooo:rsid="04473353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6" style:family="text">
      <style:text-properties officeooo:rsid="0aace3cd"/>
    </style:style>
    <style:style style:name="T327" style:family="text">
      <style:text-properties fo:font-size="8pt" style:font-size-asian="8pt" style:font-size-complex="8pt" loext:padding="0.049cm" loext:border="0.31pt solid #000000"/>
    </style:style>
    <style:style style:name="T328" style:family="text">
      <style:text-properties officeooo:rsid="0e5635a7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33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9" style:family="text">
      <style:text-properties officeooo:rsid="0f0ca65a"/>
    </style:style>
    <style:style style:name="T340" style:family="text">
      <style:text-properties officeooo:rsid="0f8f58bd"/>
    </style:style>
    <style:style style:name="T341" style:family="text">
      <style:text-properties officeooo:rsid="0f95a7a0"/>
    </style:style>
    <style:style style:name="T342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93"><text:span text:style-name="Strong_20_Emphasis"><text:span text:style-name="T210">C</text:span></text:span><text:span text:style-name="Strong_20_Emphasis"><text:span text:style-name="T209">hecklist voor </text:span></text:span><text:span text:style-name="Strong_20_Emphasis"><text:span text:style-name="T211">de installatie</text:span></text:span><text:span text:style-name="Strong_20_Emphasis"><text:span text:style-name="T209"> van </text:span></text:span><text:span text:style-name="Strong_20_Emphasis"><text:span text:style-name="T209"><text:user-field-get text:name="Distro">Ubuntu</text:user-field-get></text:span></text:span><text:span text:style-name="Strong_20_Emphasis"><text:span text:style-name="T209"><text:s/></text:span></text:span><text:span text:style-name="Strong_20_Emphasis"><text:span text:style-name="T216"><text:user-field-get text:name="Version">22.04 LTS</text:user-field-get></text:span></text:span><text:span text:style-name="Strong_20_Emphasis"><text:span text:style-name="T213"><text:note text:id="ftn1" text:note-class="footnote"><text:note-citation>1</text:note-citation><text:note-body><text:p text:style-name="P85"><text:span text:style-name="T249">LTS</text:span><text:span text:style-name="T257"> </text:span><text:span text:style-name="T258">staat voor</text:span><text:span text:style-name="T256"> </text:span><text:span text:style-name="T249">Long-Term Support, langetermijnondersteuning, </text:span><text:span text:style-name="T259">en </text:span><text:span text:style-name="T260">d</text:span><text:span text:style-name="T259">eze </text:span><text:span text:style-name="Strong_20_Emphasis"><text:span text:style-name="T266"><text:user-field-get text:name="Distro">Ubuntu</text:user-field-get></text:span></text:span><text:span text:style-name="T259"><text:s/></text:span><text:span text:style-name="T267"><text:user-field-get text:name="Version">22.04 LTS</text:user-field-get></text:span><text:span text:style-name="T267"><text:s/></text:span><text:span text:style-name="Strong_20_Emphasis"><text:span text:style-name="T268"><text:user-field-get text:name="Edition">Desktop</text:user-field-get></text:span></text:span><text:span text:style-name="Strong_20_Emphasis"><text:span text:style-name="T268"><text:s/></text:span></text:span><text:span text:style-name="T261">(codenaam </text:span><text:span text:style-name="T265">j</text:span><text:span text:style-name="T332">ammy</text:span><text:span text:style-name="T261">) </text:span><text:span text:style-name="T258">van</text:span><text:span text:style-name="T255"> </text:span><text:span text:style-name="T253">april</text:span><text:span text:style-name="T251"> </text:span><text:span text:style-name="Strong_20_Emphasis"><text:span text:style-name="T131"><text:user-field-get style:data-style-name="N0" text:name="Releaseyear">2022</text:user-field-get></text:span></text:span><text:span text:style-name="T253"><text:s/></text:span><text:span text:style-name="T249">wordt </text:span><text:span text:style-name="T250">vijf</text:span><text:span text:style-name="T249"> jaar onder</text:span><text:span text:style-name="T264">steund</text:span><text:span text:style-name="T254"> </text:span><text:span text:style-name="T249">tot </text:span><text:span text:style-name="T253">april</text:span><text:span text:style-name="T248"> </text:span><text:span text:style-name="T249">202</text:span><text:span text:style-name="T253">7</text:span><text:span text:style-name="T252">.</text:span></text:p></text:note-body></text:note></text:span></text:span><text:span text:style-name="Strong_20_Emphasis"><text:span text:style-name="T214"><text:s/></text:span></text:span><text:span text:style-name="Strong_20_Emphasis"><text:span text:style-name="T215"><text:user-field-get text:name="Edition">Desktop</text:user-field-get></text:span></text:span><text:span text:style-name="Strong_20_Emphasis"><text:span text:style-name="T212">.</text:span></text:span></text:p>
      <text:p text:style-name="P15"/>
      <text:p text:style-name="P12"><text:span text:style-name="T20">Vul </text:span><text:span text:style-name="T19">achter</text:span><text:span text:style-name="T14"> de </text:span><text:span text:style-name="Definition"><text:span text:style-name="T339">ONDERSTREEPTE</text:span></text:span><text:span text:style-name="T1"> </text:span><text:span text:style-name="T15">woorden</text:span><text:span text:style-name="T14"> het</text:span><text:span text:style-name="Strong_20_Emphasis"><text:span text:style-name="T274"> </text:span></text:span><text:span text:style-name="Strong_20_Emphasis"><text:span text:style-name="T275">tekstvak</text:span></text:span><text:span text:style-name="T15"> </text:span><text:span text:style-name="T20">in,</text:span><text:span text:style-name="T15"> </text:span><text:span text:style-name="T291">zie </text:span><text:span text:style-name="T321">[</text:span><text:span text:style-name="T291">toelichting</text:span><text:span text:style-name="T321">]</text:span><text:span text:style-name="T15">:</text:span></text:p>
      <text:p text:style-name="P1"><text:span text:style-name="Definition"><text:span text:style-name="T24">GEBRUIKER</text:span></text:span><text:span text:style-name="T299"><text:tab/><text:tab/></text:span><text:span text:style-name="T320"> <text:tab/><text:tab/></text:span><text:span text:style-name="T300"><draw:control text:anchor-type="as-char" svg:y="-0.429cm" draw:z-index="5" draw:name="Gebruiker" draw:style-name="gr2" draw:text-style-name="P99" svg:width="6.002cm" svg:height="0.6cm" draw:control="control6"><svg:title>Gebruiker</svg:title><svg:desc>Volledige naam, bijv. Jan Stek</svg:desc></draw:control></text:span><text:span text:style-name="T300"><text:tab/></text:span><text:span text:style-name="T301">[</text:span><text:span text:style-name="T294">volledige naam, bijv. </text:span><text:span text:style-name="T295">J</text:span><text:span text:style-name="T318">a</text:span><text:span text:style-name="T295">n </text:span><text:span text:style-name="T318">Jansen</text:span><text:span text:style-name="T319">]</text:span></text:p>
      <text:p text:style-name="P67"><text:span text:style-name="Definition"><text:span text:style-name="T293">g</text:span></text:span><text:span text:style-name="Definition">ebruikersnaam</text:span><text:span text:style-name="T292"><text:tab/></text:span><text:span text:style-name="T292"><draw:control text:anchor-type="as-char" svg:y="-0.429cm" draw:z-index="14" draw:name="Gberuikersnaam 2" draw:style-name="gr2" draw:text-style-name="P99" svg:width="6.002cm" svg:height="0.6cm" draw:control="control15"><svg:title>Gebruikersnaam</svg:title><svg:desc>Korte naam, bijv. jan</svg:desc></draw:control></text:span><text:span text:style-name="T292"><text:tab/></text:span><text:span text:style-name="T7">[</text:span><text:span text:style-name="T6">korte naam, bijv. </text:span><text:span text:style-name="T221">j</text:span><text:span text:style-name="T222">a</text:span><text:span text:style-name="T221">n</text:span><text:span text:style-name="T223">]</text:span></text:p>
      <text:p text:style-name="P4"><text:span text:style-name="Definition">COMPUTERNAAM</text:span><text:span text:style-name="T302"><text:tab/><text:tab/></text:span><draw:control text:anchor-type="as-char" svg:y="-0.429cm" draw:z-index="6" draw:name="Computernaam" draw:style-name="gr2" draw:text-style-name="P99" svg:width="6.002cm" svg:height="0.6cm" draw:control="control7"><svg:title>Computernaam</svg:title><svg:desc>Unieke naam van de computer</svg:desc></draw:control><text:tab/><text:span text:style-name="T307">[</text:span><text:span text:style-name="T303">naam van de compute</text:span><text:span text:style-name="T304">r, </text:span><text:span text:style-name="T305">bijv. </text:span><text:span text:style-name="T306">pc02</text:span><text:span text:style-name="T307">]</text:span></text:p>
      <text:p text:style-name="P2"><text:span text:style-name="Definition"><text:span text:style-name="T309">GEBRUIKER</text:span></text:span><text:span text:style-name="Definition"><text:span text:style-name="T313"><text:tab/></text:span></text:span><text:span text:style-name="T308"><text:tab/></text:span><text:span text:style-name="T320"> <text:tab/><text:tab/></text:span><text:span text:style-name="T300"><draw:control text:anchor-type="as-char" svg:y="-0.429cm" draw:z-index="11" draw:name="Gebruiker 1" draw:style-name="gr2" draw:text-style-name="P99" svg:width="6.002cm" svg:height="0.6cm" draw:control="control12"><svg:title>Gebruiker</svg:title><svg:desc>Volledige naam, bijv. Jan Stek</svg:desc></draw:control></text:span><text:span text:style-name="T300"><text:tab/></text:span><text:span text:style-name="T301">[</text:span><text:span text:style-name="T294">volledige naam </text:span><text:span text:style-name="T296">evt. </text:span><text:span text:style-name="T298">extra</text:span><text:span text:style-name="T296"> gebruiker</text:span><text:span text:style-name="T297">]</text:span></text:p>
      <text:p text:style-name="P60"><text:span text:style-name="Definition"><text:span text:style-name="T309">GEBRUIKERSN</text:span></text:span><text:span text:style-name="Definition"><text:span text:style-name="T310">aa</text:span></text:span><text:span text:style-name="Definition"><text:span text:style-name="T309">M</text:span></text:span><text:span text:style-name="Definition"><text:span text:style-name="T313"><text:tab/></text:span></text:span><text:span text:style-name="T292"><draw:control text:anchor-type="as-char" svg:y="-0.429cm" draw:z-index="12" draw:name="Gberuikersnaam 1" draw:style-name="gr2" draw:text-style-name="P99" svg:width="6.002cm" svg:height="0.6cm" draw:control="control13"><svg:title>Gebruikersnaam</svg:title><svg:desc>Korte naam, bijv. jan</svg:desc></draw:control></text:span><text:span text:style-name="T292"><text:tab/></text:span><text:span text:style-name="T312">[</text:span><text:span text:style-name="T311">korte naam</text:span><text:span text:style-name="T314"> </text:span><text:span text:style-name="T315">evt. </text:span><text:span text:style-name="T317">extra</text:span><text:span text:style-name="T315"> gebruiker</text:span><text:span text:style-name="T316">]</text:span></text:p>
      <text:p text:style-name="P5"><text:span text:style-name="T224">Vervang </text:span><text:span text:style-name="T231">de</text:span><text:span text:style-name="T224"> </text:span><text:span text:style-name="Definition"><text:span text:style-name="T25">ONDERSTREEPTE</text:span></text:span><text:span text:style-name="T224"> </text:span><text:span text:style-name="T225">woorden </text:span><text:span text:style-name="T224">in deze checklist door </text:span><text:span text:style-name="T231">d</text:span><text:span text:style-name="T232">i</text:span><text:span text:style-name="T231">e </text:span><text:span text:style-name="T230">in </text:span><text:span text:style-name="T232">het</text:span><text:span text:style-name="Strong_20_Emphasis"><text:span text:style-name="T67"> </text:span></text:span><text:span text:style-name="Strong_20_Emphasis"><text:span text:style-name="T88">tekstvak</text:span></text:span><text:span text:style-name="T224">.</text:span></text:p>
      <text:p text:style-name="P45"/>
      <text:p text:style-name="P45"/>
      <text:p text:style-name="P3"><text:span text:style-name="T236">Nog niet op Linux?</text:span><text:span text:style-name="T226"><text:tab/></text:span><text:span text:style-name="T233"><text:tab/></text:span><text:span text:style-name="T234">G</text:span><text:span text:style-name="T227">ebruik </text:span><text:span text:style-name="Strong_20_Emphasis"><text:span text:style-name="T237">Checklist </text:span></text:span><text:span text:style-name="Strong_20_Emphasis"><text:span text:style-name="T238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8"> onder </text:span><text:span text:style-name="T235">Linux</text:span><text:span text:style-name="T229">.</text:span></text:p>
      <text:p text:style-name="P42"><text:span text:style-name="T198">Nieuwe installatie?</text:span><text:span text:style-name="T193"><text:tab/></text:span><text:span text:style-name="T195"></text:span><text:span text:style-name="T197"><text:tab/></text:span><text:span text:style-name="T196">B</text:span><text:span text:style-name="T193">egin bij hoofdstuk </text:span><text:span text:style-name="T198"><text:bookmark-ref text:reference-format="page" text:ref-name="__RefNumPara__4009_1271708128">2</text:bookmark-ref></text:span><text:span text:style-name="T193"><text:s text:c="2"/></text:span><text:span text:style-name="T199"><text:bookmark-ref text:reference-format="text" text:ref-name="__RefNumPara__4009_1271708128">Installatie uitvoeren</text:bookmark-ref></text:span><text:span text:style-name="T194">.</text:span></text:p>
      <text:p text:style-name="P25"/>
      <text:p text:style-name="P25"/>
      <text:list xml:id="list2069894333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9" draw:name="Vorm3_0" draw:style-name="gr1" draw:text-style-name="P98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95"><draw:control text:anchor-type="as-char" draw:z-index="16" draw:name="Vorm3_ 2" draw:style-name="gr1" draw:text-style-name="P98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8"><text:span text:style-name="User_20_Entry"><text:span text:style-name="T130">E</text:span></text:span><text:span text:style-name="User_20_Entry"><text:span text:style-name="T176">v</text:span></text:span><text:span text:style-name="User_20_Entry"><text:span text:style-name="T177">en</text:span></text:span><text:span text:style-name="User_20_Entry"><text:span text:style-name="T179">t</text:span></text:span><text:span text:style-name="User_20_Entry"><text:span text:style-name="T180">uele </text:span></text:span><text:span text:style-name="User_20_Entry"><text:span text:style-name="T181">extra </text:span></text:span><text:span text:style-name="Definition"><text:span text:style-name="T337">gebruiker</text:span></text:span><text:span text:style-name="User_20_Entry"><text:span text:style-name="T165">s</text:span></text:span><text:span text:style-name="User_20_Entry"><text:span text:style-name="T181"> aanmelden </text:span></text:span><text:span text:style-name="User_20_Entry"><text:span text:style-name="T182">en dezelfde stappen uitvoeren</text:span></text:span><text:span text:style-name="User_20_Entry"><text:span text:style-name="T17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3" text:note-class="footnote"><text:note-citation>3</text:note-citation><text:note-body><text:p text:style-name="P65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68"><text:span text:style-name="Strong_20_Emphasis"><text:span text:style-name="T90">D</text:span></text:span><text:span text:style-name="Strong_20_Emphasis"><text:span text:style-name="T67">ruk op de </text:span></text:span><text:span text:style-name="Strong_20_Emphasis"><text:span text:style-name="T64">Super</text:span></text:span><text:span text:style-name="Strong_20_Emphasis"><text:span text:style-name="T67">-toets</text:span></text:span><text:span text:style-name="Strong_20_Emphasis"><text:span text:style-name="T45"><text:note text:id="ftn4" text:note-class="footnote"><text:note-citation>4</text:note-citation><text:note-body><text:p text:style-name="P66"><text:span text:style-name="T192">D</text:span>e <text:span text:style-name="T327">Super</text:span>-toets <text:span text:style-name="T262">is de Windows-toets, Command-toets </text:span><text:span text:style-name="T263">(Apple)</text:span><text:span text:style-name="T262">, of Vergrootglas-toets </text:span><text:span text:style-name="T263">(Chromebook)</text:span><text:span text:style-name="T262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2"/></text:span></text:p>
          </table:table-cell>
          <table:table-cell table:style-name="_31_._5f_Installatie_5f_voorbereiden.D5" office:value-type="string">
            <text:p text:style-name="P50"><text:span text:style-name="T3">Typ</text:span><text:span text:style-name="Strong_20_Emphasis"><text:span text:style-name="T55"> de</text:span></text:span><text:span text:style-name="Strong_20_Emphasis"><text:span text:style-name="T57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97"><draw:control text:anchor-type="as-char" draw:z-index="17" draw:name="Vorm 7" draw:style-name="gr1" draw:text-style-name="P98" svg:width="0.35cm" svg:height="0.35cm" draw:control="control18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11" office:value-type="string">
            <text:p text:style-name="P69"><text:span text:style-name="Strong_20_Emphasis"><text:span text:style-name="T90">D</text:span></text:span><text:span text:style-name="Strong_20_Emphasis"><text:span text:style-name="T62">ruk </text:span></text:span><text:span text:style-name="Strong_20_Emphasis"><text:span text:style-name="T63">op de </text:span></text:span><text:span text:style-name="Strong_20_Emphasis"><text:span text:style-name="T64">Super</text:span></text:span><text:span text:style-name="Strong_20_Emphasis"><text:span text:style-name="T63">-toets</text:span></text:span><text:span text:style-name="Strong_20_Emphasis"><text:span text:style-name="T61">, </text:span></text:span><text:span text:style-name="Strong_20_Emphasis"><text:span text:style-name="T65">t</text:span></text:span><text:span text:style-name="Strong_20_Emphasis"><text:span text:style-name="T66">yp </text:span></text:span><text:span text:style-name="Strong_20_Emphasis"><text:span text:style-name="T102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68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</text:span></text:span><text:span text:style-name="Strong_20_Emphasis"><text:span text:style-name="T98">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2"/></text:span></text:p>
          </table:table-cell>
          <table:table-cell table:style-name="_31_._5f_Installatie_5f_voorbereiden.D12" office:value-type="string">
            <text:p text:style-name="P89"><text:span text:style-name="Strong_20_Emphasis"><text:span text:style-name="T94">Selecteer</text:span></text:span><text:span text:style-name="Strong_20_Emphasis"><text:span text:style-name="T60"> </text:span></text:span><text:span text:style-name="Strong_20_Emphasis"><text:span text:style-name="T115">1</text:span></text:span><text:span text:style-name="Strong_20_Emphasis"><text:span text:style-name="T116"> - </text:span></text:span><text:span text:style-name="Strong_20_Emphasis"><text:span text:style-name="T117">In</text:span></text:span><text:span text:style-name="Strong_20_Emphasis"><text:span text:style-name="T110">stallatie voorbereiden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8"/>
      <text:list xml:id="list84839212098582" text:continue-numbering="true" text:style-name="L1">
        <text:list-item>
          <text:p text:style-name="P95"><text:bookmark-start text:name="__RefNumPara__4009_1271708128"/><text:span text:style-name="Strong_20_Emphasis"><text:span text:style-name="T239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B1" office:value-type="string">
            <text:p text:style-name="P71"><text:span text:style-name="Strong_20_Emphasis"><text:span text:style-name="T9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42">Start de computer op vanaf</text:span><text:span text:style-name="T242"><text:note text:id="ftn5" text:note-class="footnote"><text:note-citation>1</text:note-citation><text:note-body><text:p text:style-name="P91"><text:span text:style-name="T186">B</text:span><text:span text:style-name="T187">ootmenu/</text:span><text:span text:style-name="T186">S</text:span><text:span text:style-name="T187">etup</text:span><text:span text:style-name="T185"> via </text:span><text:span text:style-name="T183">é</text:span><text:span text:style-name="T184">é</text:span><text:span text:style-name="T186">n van de </text:span><text:span text:style-name="Definition"><text:span text:style-name="T188">Veelgebruikte toetsen: </text:span></text:span><text:span text:style-name="Definition"><text:span text:style-name="T342">E</text:span></text:span><text:span text:style-name="Definition"><text:span text:style-name="T333">sc</text:span></text:span><text:span text:style-name="Definition"><text:span text:style-name="T188">, </text:span></text:span><text:span text:style-name="Definition"><text:span text:style-name="T334">D</text:span></text:span><text:span text:style-name="Definition"><text:span text:style-name="T333">elete</text:span></text:span><text:span text:style-name="Definition"><text:span text:style-name="T188">, </text:span></text:span><text:span text:style-name="Definition"><text:span text:style-name="T334">F</text:span></text:span><text:span text:style-name="Definition"><text:span text:style-name="T333">1</text:span></text:span><text:span text:style-name="Definition"><text:span text:style-name="T188">, </text:span></text:span><text:span text:style-name="Definition"><text:span text:style-name="T333">F2</text:span></text:span><text:span text:style-name="Definition"><text:span text:style-name="T188">, </text:span></text:span><text:span text:style-name="Definition"><text:span text:style-name="T334">F9, </text:span></text:span><text:span text:style-name="Definition"><text:span text:style-name="T335">F10, F11, </text:span></text:span><text:span text:style-name="Definition"><text:span text:style-name="T336">of</text:span></text:span><text:span text:style-name="Definition"><text:span text:style-name="T335"> </text:span></text:span><text:span text:style-name="Definition"><text:span text:style-name="T334">F12</text:span></text:span><text:span text:style-name="T185">.</text:span></text:p></text:note-body></text:note></text:span><text:span text:style-name="T242"> </text:span><text:span text:style-name="T246">een </text:span><text:span text:style-name="Strong_20_Emphasis"><text:span text:style-name="T219"><text:user-field-get text:name="Distro">Ubuntu</text:user-field-get></text:span></text:span><text:span text:style-name="T241"><text:s/></text:span><text:span text:style-name="T220"><text:user-field-get text:name="Version">22.04 LTS</text:user-field-get></text:span><text:span text:style-name="T125"><text:s/></text:span><text:span text:style-name="Strong_20_Emphasis"><text:span text:style-name="T123"><text:user-field-get text:name="Edition">Desktop</text:user-field-get></text:span></text:span><text:span text:style-name="Strong_20_Emphasis"><text:span text:style-name="T123"><text:s/></text:span></text:span><text:span text:style-name="Strong_20_Emphasis"><text:span text:style-name="T124">L</text:span></text:span><text:span text:style-name="T125">ive</text:span><text:span text:style-name="T125"><text:note text:id="ftn6" text:note-class="footnote"><text:note-citation>2</text:note-citation><text:note-body><text:p text:style-name="P87"><text:span text:style-name="T322">Vanaf ee</text:span>n <text:span text:style-name="T341">L</text:span>ive <text:span text:style-name="T340">USB</text:span><text:span text:style-name="T326">-stick </text:span><text:span text:style-name="T328">(</text:span><text:span text:style-name="T326">of </text:span><text:span text:style-name="T340">DVD</text:span><text:span text:style-name="T328">)</text:span><text:span text:style-name="T22"> </text:span>kunt <text:span text:style-name="T322">u opstarten en</text:span> <text:span text:style-name="T16">met </text:span>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werken zonder enige bestanden op de harde schijf te wijzigen en maakt ook installatie van <text:span text:style-name="Strong_20_Emphasis"><text:span text:style-name="T266"><text:user-field-get text:name="Distro">Ubuntu</text:user-field-get></text:span></text:span><text:span text:style-name="Strong_20_Emphasis"><text:span text:style-name="T266"><text:s/></text:span></text:span>mogelijk.</text:p></text:note-body></text:note></text:span><text:span text:style-name="T125"> </text:span><text:span text:style-name="T128">USB</text:span><text:span text:style-name="T126">-stick</text:span><text:span text:style-name="T126"><text:note text:id="ftn7" text:note-class="footnote"><text:note-citation>3</text:note-citation><text:note-body><text:p text:style-name="P86"><text:span text:style-name="Strong_20_Emphasis"><text:span text:style-name="T160">In een grafische werkomgeving:<text:line-break/></text:span></text:span><text:span text:style-name="Strong_20_Emphasis"><text:span text:style-name="T132">Download </text:span></text:span><text:span text:style-name="Strong_20_Emphasis"><text:span text:style-name="T133">een </text:span></text:span><text:span text:style-name="Strong_20_Emphasis"><text:span text:style-name="T134">cd</text:span></text:span><text:span text:style-name="Strong_20_Emphasis"><text:span text:style-name="T161">-beeldbestand</text:span></text:span><text:span text:style-name="Strong_20_Emphasis"><text:span text:style-name="T135"> </text:span></text:span><text:span text:style-name="Strong_20_Emphasis"><text:span text:style-name="T136">(.iso) </text:span></text:span><text:span text:style-name="Strong_20_Emphasis"><text:span text:style-name="T135">vanaf </text:span></text:span><text:a xlink:type="simple" xlink:href="https://nl.releases.ubuntu.com/" text:style-name="Internet_20_link" text:visited-style-name="Visited_20_Internet_20_Link"><text:span text:style-name="Strong_20_Emphasis"><text:span text:style-name="T324">nl.releases.ubuntu.com</text:span></text:span></text:a><text:span text:style-name="Strong_20_Emphasis"><text:span text:style-name="T135">, </text:span></text:span><text:span text:style-name="Strong_20_Emphasis"><text:span text:style-name="T137">klik op</text:span></text:span><text:span text:style-name="Strong_20_Emphasis"><text:span text:style-name="T138"> </text:span></text:span><text:span text:style-name="Strong_20_Emphasis"><text:span text:style-name="T167"><text:user-field-get text:name="Distro">Ubuntu</text:user-field-get></text:span></text:span><text:span text:style-name="Strong_20_Emphasis"><text:span text:style-name="T167"><text:s/></text:span></text:span><text:span text:style-name="Strong_20_Emphasis"><text:span text:style-name="T167"><text:user-field-get text:name="Version">22.04 LTS</text:user-field-get></text:span></text:span><text:span text:style-name="Strong_20_Emphasis"><text:span text:style-name="T167"><text:s/>(Jammy Jellyfish)</text:span></text:span><text:span text:style-name="Strong_20_Emphasis"><text:span text:style-name="T138">, </text:span></text:span><text:span text:style-name="Strong_20_Emphasis"><text:span text:style-name="T139">en </text:span></text:span><text:span text:style-name="Strong_20_Emphasis"><text:span text:style-name="T137">klik </text:span></text:span><text:span text:style-name="Strong_20_Emphasis"><text:span text:style-name="T139">vervolgens </text:span></text:span><text:span text:style-name="Strong_20_Emphasis"><text:span text:style-name="T140">achter</text:span></text:span><text:span text:style-name="Strong_20_Emphasis"><text:span text:style-name="T139"> </text:span></text:span><text:span text:style-name="Strong_20_Emphasis"><text:span text:style-name="T172">Desktop</text:span></text:span><text:span text:style-name="Strong_20_Emphasis"><text:span text:style-name="T168"> image</text:span></text:span><text:span text:style-name="Strong_20_Emphasis"><text:span text:style-name="T139"> </text:span></text:span><text:span text:style-name="Strong_20_Emphasis"><text:span text:style-name="T140">op </text:span></text:span><text:span text:style-name="Strong_20_Emphasis"><text:span text:style-name="T166">64-bit PC (AMD64) desktop image</text:span></text:span><text:span text:style-name="Strong_20_Emphasis"><text:span text:style-name="T164">.</text:span></text:span><text:span text:style-name="Strong_20_Emphasis"><text:span text:style-name="T139"><text:line-break/></text:span></text:span><text:span text:style-name="Strong_20_Emphasis"><text:span text:style-name="T137">P</text:span></text:span><text:span text:style-name="Strong_20_Emphasis"><text:span text:style-name="T132">laats </text:span></text:span><text:span text:style-name="Strong_20_Emphasis"><text:span text:style-name="T133">een </text:span></text:span><text:span text:style-name="Strong_20_Emphasis"><text:span text:style-name="T134">usb</text:span></text:span><text:span text:style-name="Strong_20_Emphasis"><text:span text:style-name="T133">-stick </text:span></text:span><text:span text:style-name="Strong_20_Emphasis"><text:span text:style-name="T162">va</text:span></text:span><text:span text:style-name="Strong_20_Emphasis"><text:span text:style-name="T141">n </text:span></text:span><text:span text:style-name="Strong_20_Emphasis"><text:span text:style-name="T142">min</text:span></text:span><text:span text:style-name="Strong_20_Emphasis"><text:span text:style-name="T143">imaal</text:span></text:span><text:span text:style-name="Strong_20_Emphasis"><text:span text:style-name="T142"> </text:span></text:span><text:span text:style-name="Strong_20_Emphasis"><text:span text:style-name="T144">4</text:span></text:span><text:span text:style-name="Strong_20_Emphasis"><text:span text:style-name="T142"> GB. <text:line-break/></text:span></text:span><text:span text:style-name="Strong_20_Emphasis"><text:span text:style-name="T163">Zoek</text:span></text:span><text:span text:style-name="Strong_20_Emphasis"><text:span text:style-name="T142"> </text:span></text:span><text:span text:style-name="Strong_20_Emphasis"><text:span text:style-name="T169">s</text:span></text:span><text:span text:style-name="Strong_20_Emphasis"><text:span text:style-name="T170">ch</text:span></text:span><text:span text:style-name="Strong_20_Emphasis"><text:span text:style-name="T142"> en klik op het pictogram van</text:span></text:span><text:span text:style-name="Strong_20_Emphasis"><text:span text:style-name="T145"> </text:span></text:span><text:span text:style-name="Strong_20_Emphasis"><text:span text:style-name="T173">Schijven</text:span></text:span><text:span text:style-name="Strong_20_Emphasis"><text:span text:style-name="T146">. Selecteer de </text:span></text:span><text:span text:style-name="Strong_20_Emphasis"><text:span text:style-name="T147">usb</text:span></text:span><text:span text:style-name="Strong_20_Emphasis"><text:span text:style-name="T146">-stick in de lijst van schijven aan de linkerkant en klik rechtsboven op </text:span></text:span><text:span text:style-name="Strong_20_Emphasis"><text:span text:style-name="T171">Schijfinstellingen</text:span></text:span><text:span text:style-name="Strong_20_Emphasis"><text:span text:style-name="T146"> </text:span></text:span><text:span text:style-name="Strong_20_Emphasis"><text:span text:style-name="T171">⋮</text:span></text:span><text:span text:style-name="Strong_20_Emphasis"><text:span text:style-name="T146"> (icoontje met de drie puntjes).</text:span></text:span></text:p><text:p text:style-name="P62"><text:span text:style-name="Strong_20_Emphasis"><text:span text:style-name="T146"><text:tab/>Kies </text:span></text:span><text:span text:style-name="Strong_20_Emphasis"><text:span text:style-name="T171">Schijfkopie terugzetten</text:span></text:span><text:span text:style-name="Strong_20_Emphasis"><text:span text:style-name="T146"> en selecteer </text:span></text:span><text:span text:style-name="Strong_20_Emphasis"><text:span text:style-name="T148">het net</text:span></text:span><text:span text:style-name="Strong_20_Emphasis"><text:span text:style-name="T149"> gedownloade </text:span></text:span><text:span text:style-name="Strong_20_Emphasis"><text:span text:style-name="T150">cd</text:span></text:span><text:span text:style-name="T17">-beeldbestand </text:span><text:span text:style-name="T18">(.iso)</text:span><text:span text:style-name="Strong_20_Emphasis"><text:span text:style-name="T149">.</text:span></text:span></text:p><text:p text:style-name="P64"><text:span text:style-name="Strong_20_Emphasis"><text:span text:style-name="T146"><text:tab/>Klik op </text:span></text:span><text:span text:style-name="Strong_20_Emphasis"><text:span text:style-name="T171">Terugzetten starten</text:span></text:span><text:span text:style-name="Strong_20_Emphasis"><text:span text:style-name="T146"> en vervolgens op </text:span></text:span><text:span text:style-name="Strong_20_Emphasis"><text:span text:style-name="T171">Terugzetten</text:span></text:span><text:span text:style-name="Strong_20_Emphasis"><text:span text:style-name="T151">.<text:line-break/></text:span></text:span><text:span text:style-name="Strong_20_Emphasis"><text:span text:style-name="T152">O</text:span></text:span><text:span text:style-name="Strong_20_Emphasis"><text:span text:style-name="T133">f </text:span></text:span><text:span text:style-name="Strong_20_Emphasis"><text:span text:style-name="T153">gebruik </text:span></text:span><text:span text:style-name="Strong_20_Emphasis"><text:span text:style-name="T154">het programma </text:span></text:span><text:span text:style-name="Strong_20_Emphasis"><text:span text:style-name="T174">Etche</text:span></text:span><text:span text:style-name="Strong_20_Emphasis"><text:span text:style-name="T175">r</text:span></text:span><text:span text:style-name="Strong_20_Emphasis"><text:span text:style-name="T154"> </text:span></text:span><text:span text:style-name="Strong_20_Emphasis"><text:span text:style-name="T155">(</text:span></text:span><text:a xlink:type="simple" xlink:href="https://www.balena.io/etcher/" text:style-name="Internet_20_link" text:visited-style-name="Visited_20_Internet_20_Link"><text:span text:style-name="Strong_20_Emphasis"><text:span text:style-name="T325">etcher.io</text:span></text:span></text:a><text:span text:style-name="Strong_20_Emphasis"><text:span text:style-name="T155">) </text:span></text:span><text:span text:style-name="Strong_20_Emphasis"><text:span text:style-name="T156">dat </text:span></text:span><text:span text:style-name="Strong_20_Emphasis"><text:span text:style-name="T133">beschikbaar </text:span></text:span><text:span text:style-name="Strong_20_Emphasis"><text:span text:style-name="T156">is </text:span></text:span><text:span text:style-name="Strong_20_Emphasis"><text:span text:style-name="T133">voor </text:span></text:span><text:span text:style-name="Strong_20_Emphasis"><text:span text:style-name="T146">Windows, </text:span></text:span><text:span text:style-name="Strong_20_Emphasis"><text:span text:style-name="T157">mac</text:span></text:span><text:span text:style-name="Strong_20_Emphasis"><text:span text:style-name="T158">OS</text:span></text:span><text:span text:style-name="Strong_20_Emphasis"><text:span text:style-name="T154">, </text:span></text:span><text:span text:style-name="Strong_20_Emphasis"><text:span text:style-name="T155">en </text:span></text:span><text:span text:style-name="Strong_20_Emphasis"><text:span text:style-name="T154">Linux</text:span></text:span><text:span text:style-name="Strong_20_Emphasis"><text:span text:style-name="T159">.</text:span></text:span></text:p></text:note-body></text:note></text:span><text:span text:style-name="T125"> </text:span><text:span text:style-name="T127">of </text:span><text:span text:style-name="T128">DVD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2"/></text:span></text:p>
          </table:table-cell>
          <table:table-cell table:style-name="_32_._5f_Installatie_5f_uitvoeren.C2" office:value-type="string">
            <text:p text:style-name="P24"><text:span text:style-name="Strong_20_Emphasis"><text:span text:style-name="T94">Selecteer</text:span></text:span><text:span text:style-name="Strong_20_Emphasis"><text:span text:style-name="T49"> </text:span></text:span><text:span text:style-name="Strong_20_Emphasis"><text:span text:style-name="T109">Try or Install Ubuntu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29"><draw:control text:anchor-type="as-char" draw:z-index="15" draw:name="Vorm 6" draw:style-name="gr1" draw:text-style-name="P9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243">Kies</text:span><text:span text:style-name="T244"> </text:span><text:span text:style-name="T247">Nederlands</text:span><text:span text:style-name="T244"> en klik</text:span><text:span text:style-name="T245"> </text:span><text:span text:style-name="T244">op</text:span><text:span text:style-name="T243"> </text:span><text:span text:style-name="T240">Ubuntu installeren</text:span><text:span text:style-name="T243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6" office:value-type="string">
            <text:p text:style-name="P20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33">installatie</text:span></text:span><text:span text:style-name="Strong_20_Emphasis"><text:span text:style-name="T32">scherme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2"><draw:control text:anchor-type="as-char" draw:z-index="13" draw:name="Vorm 1" draw:style-name="gr1" draw:text-style-name="P98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84">Bij</text:span><text:span text:style-name="T277"> </text:span><text:span text:style-name="Strong_20_Emphasis"><text:span text:style-name="T277">Wie bent u?</text:span></text:span><text:span text:style-name="T277">: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9" office:value-type="string">
            <text:p text:style-name="P14"><text:span text:style-name="T283">V</text:span><text:span text:style-name="T278">ul </text:span><text:span text:style-name="T279">in </text:span><text:span text:style-name="Strong_20_Emphasis"><text:span text:style-name="T280">Uw n</text:span></text:span><text:span text:style-name="Strong_20_Emphasis"><text:span text:style-name="T281">aam</text:span></text:span><text:span text:style-name="Strong_20_Emphasis"><text:span text:style-name="T270"> </text:span></text:span><text:span text:style-name="Definition"><text:span text:style-name="T4">gebruiker</text:span></text:span><text:span text:style-name="Strong_20_Emphasis"><text:span text:style-name="T271">, <text:line-break/></text:span></text:span><text:span text:style-name="Strong_20_Emphasis"><text:span text:style-name="T281">Naam </text:span></text:span><text:span text:style-name="Strong_20_Emphasis"><text:span text:style-name="T280">van uw </text:span></text:span><text:span text:style-name="Strong_20_Emphasis"><text:span text:style-name="T282">computer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70">,<text:line-break/></text:span></text:span><text:span text:style-name="Strong_20_Emphasis"><text:span text:style-name="T280">Kies een g</text:span></text:span><text:span text:style-name="Strong_20_Emphasis"><text:span text:style-name="T282">ebruikersnaam</text:span></text:span><text:span text:style-name="Strong_20_Emphasis"><text:span text:style-name="T270"> </text:span></text:span><text:span text:style-name="Definition"><text:span text:style-name="T4">gebruikersnaam</text:span></text:span><text:span text:style-name="Strong_20_Emphasis"><text:span text:style-name="T270">, </text:span></text:span><text:span text:style-name="Strong_20_Emphasis"><text:span text:style-name="T273">en</text:span></text:span><text:span text:style-name="Strong_20_Emphasis"><text:span text:style-name="T270"><text:line-break/></text:span></text:span><text:span text:style-name="Strong_20_Emphasis"><text:span text:style-name="T272">g</text:span></text:span><text:span text:style-name="Strong_20_Emphasis"><text:span text:style-name="T269">eef tweemaal een </text:span></text:span><text:span text:style-name="Strong_20_Emphasis"><text:span text:style-name="T276">wachtwoord</text:span></text:span><text:span text:style-name="Strong_20_Emphasis"><text:span text:style-name="T269">.</text:span></text:span></text:p>
          </table:table-cell>
        </table:table-row>
      </table:table>
      <text:p text:style-name="P46"><text:span text:style-name="Strong_20_Emphasis"><text:span text:style-name="T99"/></text:span></text:p>
      <text:list xml:id="list84838927937076" text:continue-numbering="true" text:style-name="L1">
        <text:list-item>
          <text:p text:style-name="P94"><text:span text:style-name="Strong_20_Emphasis"><text:span text:style-name="T111">Installatie </text:span></text:span><text:span text:style-name="Strong_20_Emphasis"><text:span text:style-name="T112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3" draw:name="Vorm24" draw:style-name="gr1" draw:text-style-name="P9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80"><text:span text:style-name="Strong_20_Emphasis"><text:span text:style-name="T10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96"><draw:control text:anchor-type="as-char" draw:z-index="20" draw:name="Vorm13_1" draw:style-name="gr1" draw:text-style-name="P98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</text:span></text:span><text:span text:style-name="Strong_20_Emphasis"><text:span text:style-name="T37">scherm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0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97"><draw:control text:anchor-type="as-char" draw:z-index="7" draw:name="Vorm4_1" draw:style-name="gr1" draw:text-style-name="P98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1"><text:span text:style-name="Strong_20_Emphasis"><text:span text:style-name="T52">Installeer </text:span></text:span><text:span text:style-name="Strong_20_Emphasis"><text:span text:style-name="T87">pakket kz</text:span></text:span><text:span text:style-name="Strong_20_Emphasis"><text:span text:style-name="T87"><text:note text:id="ftn8" text:note-class="footnote"><text:note-citation>1</text:note-citation><text:note-body><text:p text:style-name="P63"><text:span text:style-name="T330">Debian-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7">) </text:span></text:span>voor het installeren en beheren van Debian en op Debian gebaseerd systeem zoals Ubuntu.</text:p></text:note-body></text:note></text:span></text:span><text:span text:style-name="Strong_20_Emphasis"><text:span text:style-name="T87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82"><text:span text:style-name="Strong_20_Emphasis"><text:span text:style-name="T91">D</text:span></text:span><text:span text:style-name="Strong_20_Emphasis"><text:span text:style-name="T74">ruk</text:span></text:span><text:span text:style-name="Strong_20_Emphasis"><text:span text:style-name="T61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67"><text:note text:id="ftn9" text:note-class="footnote"><text:note-citation>2</text:note-citation><text:note-body><text:p text:style-name="P43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6">ter</text:span></text:span><text:span text:style-name="Strong_20_Emphasis"><text:span text:style-name="T107">m</text:span></text:span><text:span text:style-name="Strong_20_Emphasis"><text:span text:style-name="T55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08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52"/></text:span></text:p>
          </table:table-cell>
          <table:table-cell table:style-name="_33_._5f_Installatie_5f_afronden.C7" office:value-type="string">
            <text:p text:style-name="P83"><text:span text:style-name="T5">Typ</text:span><text:span text:style-name="Strong_20_Emphasis"><text:span text:style-name="T55"> de</text:span></text:span><text:span text:style-name="Strong_20_Emphasis"><text:span text:style-name="T76">z</text:span></text:span><text:span text:style-name="Strong_20_Emphasis"><text:span text:style-name="T55">e </text:span></text:span><text:span text:style-name="Strong_20_Emphasis"><text:span text:style-name="T58">twee </text:span></text:span><text:span text:style-name="Strong_20_Emphasis"><text:span text:style-name="T55">opdrachten, ieder gevolgd door de </text:span></text:span><text:span text:style-name="Strong_20_Emphasis"><text:span text:style-name="T54">Enter</text:span></text:span><text:span text:style-name="Strong_20_Emphasis"><text:span text:style-name="T53">-toets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84"><text:span text:style-name="User_20_Entry"><text:span text:style-name="T28">wget karelzimmer.nl/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84"><text:span text:style-name="User_20_Entry"><text:span text:style-name="T28">bash </text:span></text:span><text:span text:style-name="User_20_Entry"><text:span text:style-name="T29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97"><draw:control text:anchor-type="as-char" draw:z-index="4" draw:name="Vorm37" draw:style-name="gr1" draw:text-style-name="P98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1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3" office:value-type="string">
            <text:p text:style-name="P88"><text:span text:style-name="Strong_20_Emphasis"><text:span text:style-name="T91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6">2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2"/></text:span></text:p>
          </table:table-cell>
          <table:table-cell table:style-name="_33_._5f_Installatie_5f_afronden.C14" office:value-type="string">
            <text:p text:style-name="P9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3 -</text:span></text:span><text:span text:style-name="Strong_20_Emphasis"><text:span text:style-name="T101"> </text:span></text:span><text:span text:style-name="Strong_20_Emphasis"><text:span text:style-name="T119">Installatie</text:span></text:span><text:span text:style-name="Strong_20_Emphasis"><text:span text:style-name="T120"> </text:span></text:span><text:span text:style-name="Strong_20_Emphasis"><text:span text:style-name="T121">afronden</text:span></text:span><text:span text:style-name="Strong_20_Emphasis"><text:span text:style-name="T89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71"/></text:span></text:p>
      <text:p text:style-name="P49"><text:span text:style-name="Strong_20_Emphasis"><text:span text:style-name="T60"/></text:span></text:p>
      <text:list xml:id="list8483903336061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8" draw:name="Vorm40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78"><text:span text:style-name="Strong_20_Emphasis"><text:span text:style-name="T97"><draw:control text:anchor-type="as-char" draw:z-index="18" draw:name="Vorm40_ 1" draw:style-name="gr1" draw:text-style-name="P98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81"><text:note text:id="ftn10" text:note-class="footnote"><text:note-citation>1</text:note-citation><text:note-body><text:p text:style-name="P59"><text:span text:style-name="User_20_Entry"><text:span text:style-name="T189">E</text:span></text:span><text:span text:style-name="User_20_Entry"><text:span text:style-name="T191">ventuele extra </text:span></text:span><text:span text:style-name="Definition"><text:span text:style-name="T338">gebruiker</text:span></text:span><text:span text:style-name="User_20_Entry"><text:span text:style-name="T190">s</text:span></text:span><text:span text:style-name="User_20_Entry"><text:span text:style-name="T191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96"><draw:control text:anchor-type="as-char" draw:z-index="21" draw:name="Vorm13_ 1" draw:style-name="gr1" draw:text-style-name="P98" svg:width="0.35cm" svg:height="0.35cm" draw:control="control22"/></text:span></text:span></text:p>
          </table:table-cell>
          <table:table-cell table:style-name="Tabel2.D2" office:value-type="string">
            <text:p text:style-name="P2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</text:span></text:span><text:span text:style-name="Strong_20_Emphasis"><text:span text:style-name="T42">schermen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0" draw:name="Vorm40_2" draw:style-name="gr1" draw:text-style-name="P98" svg:width="0.35cm" svg:height="0.35cm" draw:control="control11"/></text:span></text:span></text:p>
          </table:table-cell>
          <table:table-cell table:style-name="Tabel2.A1" office:value-type="string">
            <text:p text:style-name="P79"><text:span text:style-name="Strong_20_Emphasis"><text:span text:style-name="T97"><draw:control text:anchor-type="as-char" draw:z-index="19" draw:name="Vorm40_ 2" draw:style-name="gr1" draw:text-style-name="P98" svg:width="0.35cm" svg:height="0.35cm" draw:control="control20"/></text:span></text:span></text:p>
          </table:table-cell>
          <table:table-cell table:style-name="Tabel2.D5" office:value-type="string">
            <text:p text:style-name="P17"><text:span text:style-name="Strong_20_Emphasis"><text:span text:style-name="T82">R</text:span></text:span><text:span text:style-name="Strong_20_Emphasis"><text:span text:style-name="T83">icht </text:span></text:span><text:span text:style-name="Strong_20_Emphasis"><text:span text:style-name="T84">de </text:span></text:span><text:span text:style-name="Strong_20_Emphasis"><text:span text:style-name="T93">gebruiker</text:span></text:span><text:span text:style-name="Strong_20_Emphasis"><text:span text:style-name="T83"> </text:span></text:span><text:span text:style-name="Strong_20_Emphasis"><text:span text:style-name="T85">in:</text:span></text:span></text:p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/>
          </table:table-cell>
          <table:table-cell table:style-name="Tabel2.D6" office:value-type="string">
            <text:p text:style-name="P19"><text:span text:style-name="Strong_20_Emphasis"><text:span text:style-name="T92">D</text:span></text:span><text:span text:style-name="Strong_20_Emphasis"><text:span text:style-name="T80">ruk</text:span></text:span><text:span text:style-name="Strong_20_Emphasis"><text:span text:style-name="T79"> op</text:span></text:span><text:span text:style-name="Strong_20_Emphasis"><text:span text:style-name="T75"> de </text:span></text:span><text:span text:style-name="Strong_20_Emphasis"><text:span text:style-name="T64">Super</text:span></text:span><text:span text:style-name="Strong_20_Emphasis"><text:span text:style-name="T75">-toets</text:span></text:span><text:span text:style-name="Strong_20_Emphasis"><text:span text:style-name="T45"><text:note text:id="ftn11" text:note-class="footnote"><text:note-citation>2</text:note-citation><text:note-body><text:p text:style-name="P44"><text:span text:style-name="T206">De </text:span><text:span text:style-name="T207">Super</text:span><text:span text:style-name="T206">-toets is de Windows-toets, Command-toets </text:span><text:span text:style-name="T208">(Apple)</text:span><text:span text:style-name="T206">, of Vergrootglas-toets </text:span><text:span text:style-name="T208">(Chromebook)</text:span><text:span text:style-name="T206">.</text:span></text:p></text:note-body></text:note></text:span></text:span><text:span text:style-name="Strong_20_Emphasis"><text:span text:style-name="T61">, </text:span></text:span><text:span text:style-name="Strong_20_Emphasis"><text:span text:style-name="T72">t</text:span></text:span><text:span text:style-name="Strong_20_Emphasis"><text:span text:style-name="T66">yp </text:span></text:span><text:span text:style-name="Strong_20_Emphasis"><text:span text:style-name="T104">men</text:span></text:span><text:span text:style-name="Strong_20_Emphasis"><text:span text:style-name="T103">u</text:span></text:span><text:span text:style-name="Strong_20_Emphasis"><text:span text:style-name="T67"> </text:span></text:span><text:span text:style-name="Strong_20_Emphasis"><text:span text:style-name="T73">e</text:span></text:span><text:span text:style-name="Strong_20_Emphasis"><text:span text:style-name="T53">n </text:span></text:span><text:span text:style-name="Strong_20_Emphasis"><text:span text:style-name="T69">k</text:span></text:span><text:span text:style-name="Strong_20_Emphasis"><text:span text:style-name="T53">lik op het pictogram van </text:span></text:span><text:span text:style-name="Strong_20_Emphasis"><text:span text:style-name="T113">Installatiem</text:span></text:span><text:span text:style-name="Strong_20_Emphasis"><text:span text:style-name="T114">enu</text:span></text:span><text:span text:style-name="Strong_20_Emphasis"><text:span text:style-name="T6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24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18">4 - </text:span></text:span><text:span text:style-name="Strong_20_Emphasis"><text:span text:style-name="T105">Gebruiker inrichten</text:span></text:span><text:span text:style-name="Strong_20_Emphasis"><text:span text:style-name="T89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6"><text:span text:style-name="Strong_20_Emphasis"><text:span text:style-name="T86"/></text:span></text:p>
      <text:p text:style-name="P41"/>
      <text:p text:style-name="P30"><text:span text:style-name="T200">E</text:span><text:span text:style-name="T201">inde c</text:span><text:span text:style-name="T202">hecklist, </text:span><text:span text:style-name="T203">d</text:span><text:span text:style-name="T202">e installatie van </text:span><text:span text:style-name="Strong_20_Emphasis"><text:span text:style-name="T217"><text:user-field-get text:name="Distro">Ubuntu</text:user-field-get></text:span></text:span><text:span text:style-name="T204"><text:s/></text:span><text:span text:style-name="T205"><text:user-field-get text:name="Version">22.04 LTS</text:user-field-get></text:span><text:span text:style-name="Strong_20_Emphasis"><text:span text:style-name="T218"><text:s/></text:span></text:span><text:span text:style-name="Strong_20_Emphasis"><text:span text:style-name="T122"><text:user-field-get text:name="Edition">Desktop</text:user-field-get></text:span></text:span><text:span text:style-name="Strong_20_Emphasis"><text:span text:style-name="T122"><text:s/></text:span></text:span><text:span text:style-name="T202">is voltooid.</text:span></text:p>
      <text:p text:style-name="P11"/>
      <text:p text:style-name="P6"><text:span text:style-name="Emphasis"><text:span text:style-name="T288">Geschreven </text:span></text:span><text:span text:style-name="Emphasis"><text:span text:style-name="T286">d</text:span></text:span><text:span text:style-name="Emphasis"><text:span text:style-name="T28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9">Karel Zimmer</text:span></text:span></text:a><text:span text:style-name="Emphasis"><text:span text:style-name="T28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0">CC0 1.0 Universeel</text:span></text:span></text:a><text:span text:style-name="Emphasis"><text:span text:style-name="T288">,</text:span></text:span><text:span text:style-name="Emphasis"><text:span text:style-name="T285"> </text:span></text:span><text:span text:style-name="Strong_20_Emphasis"><text:span text:style-name="T60"><text:user-field-get style:data-style-name="N0" text:name="Releaseyear">2022</text:user-field-get></text:span></text:span><text:span text:style-name="Emphasis"><text:span text:style-name="T287">-</text:span></text:span><text:span text:style-name="Emphasis"><text:span text:style-name="T287"><text:date style:data-style-name="N10107" text:date-value="2023-09-16T08:48:37.864927556">2023</text:date></text:span></text:span><text:span text:style-name="Emphasis"><text:span text:style-name="T28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9-16T08:48:37.039717664">16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8:36.618388292</dc:date>
    <meta:keyword>Installatie</meta:keyword>
    <meta:keyword>Checklist</meta:keyword>
    <meta:keyword>Linux</meta:keyword>
    <meta:editing-cycles>6747</meta:editing-cycles>
    <meta:editing-duration>P11DT22H16M6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84" meta:word-count="615" meta:character-count="4259" meta:non-whitespace-character-count="3692"/>
    <meta:user-defined meta:name="Info 1"/>
    <meta:user-defined meta:name="Info 2"/>
    <meta:user-defined meta:name="Info 3"/>
    <meta:user-defined meta:name="Info 4"/>
  </office:meta>
</office:document-meta>
</file>